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style:style>
    <style:style style:name="Tableau1.A" style:family="table-column">
      <style:table-column-properties style:column-width="1.4257in" style:rel-column-width="13492*"/>
    </style:style>
    <style:style style:name="Tableau1.B" style:family="table-column">
      <style:table-column-properties style:column-width="5.4993in" style:rel-column-width="52043*"/>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4*"/>
    </style:style>
    <style:style style:name="Table3.C" style:family="table-column">
      <style:table-column-properties style:column-width="0.7201in" style:rel-column-width="6813*"/>
    </style:style>
    <style:style style:name="Table3.A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4*"/>
    </style:style>
    <style:style style:name="Tableau5.C" style:family="table-column">
      <style:table-column-properties style:column-width="0.7201in" style:rel-column-width="6813*"/>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5.B2" style:family="table-cell">
      <style:table-cell-properties fo:padding="0.0382in" fo:border="none"/>
    </style:style>
    <style:style style:name="Tableau5.C2"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4*"/>
    </style:style>
    <style:style style:name="Tableau6.C" style:family="table-column">
      <style:table-column-properties style:column-width="0.7201in" style:rel-column-width="6813*"/>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Tableau6.B4" style:family="table-cell">
      <style:table-cell-properties fo:padding="0.0382in" fo:border="none"/>
    </style:style>
    <style:style style:name="Tableau6.C4" style:family="table-cell">
      <style:table-cell-properties fo:padding="0.0382in" fo:border="none"/>
    </style:style>
    <style:style style:name="Tableau6.B5" style:family="table-cell">
      <style:table-cell-properties fo:padding="0.0382in" fo:border="none"/>
    </style:style>
    <style:style style:name="Tableau6.C5" style:family="table-cell">
      <style:table-cell-properties fo:padding="0.0382in" fo:border="none"/>
    </style:style>
    <style:style style:name="Tableau6.B6" style:family="table-cell">
      <style:table-cell-properties fo:padding="0.0382in" fo:border="none"/>
    </style:style>
    <style:style style:name="Tableau6.C6"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577d5" officeooo:paragraph-rsid="002577d5" style:font-size-asian="10.5pt"/>
    </style:style>
    <style:style style:name="P6" style:family="paragraph" style:parent-style-name="Table_20_Contents">
      <style:paragraph-properties fo:text-align="justify" style:justify-single-word="false"/>
      <style:text-properties style:font-name="FreeSerif" officeooo:rsid="002a3cf5" officeooo:paragraph-rsid="00397f9f" style:font-size-asian="10.5pt"/>
    </style:style>
    <style:style style:name="P7" style:family="paragraph" style:parent-style-name="Table_20_Contents">
      <style:paragraph-properties fo:text-align="justify" style:justify-single-word="false"/>
      <style:text-properties style:font-name="FreeSerif" officeooo:rsid="002a3cf5" officeooo:paragraph-rsid="002a3cf5" style:font-size-asian="10.5pt"/>
    </style:style>
    <style:style style:name="P8" style:family="paragraph" style:parent-style-name="Table_20_Contents">
      <style:paragraph-properties fo:text-align="justify" style:justify-single-word="false"/>
      <style:text-properties style:font-name="FreeSerif" officeooo:rsid="002fd6ad" officeooo:paragraph-rsid="003a0def" style:font-size-asian="10.5pt"/>
    </style:style>
    <style:style style:name="P9" style:family="paragraph" style:parent-style-name="Table_20_Contents">
      <style:text-properties officeooo:rsid="0036c808" officeooo:paragraph-rsid="001c20b3"/>
    </style:style>
    <style:style style:name="P10" style:family="paragraph" style:parent-style-name="Table_20_Heading">
      <style:text-properties style:font-name="FreeSerif" style:font-size-asian="10.5pt"/>
    </style:style>
    <style:style style:name="P11" style:family="paragraph" style:parent-style-name="Illustration">
      <style:paragraph-properties fo:text-align="center" style:justify-single-word="false"/>
    </style:style>
    <style:style style:name="P12" style:family="paragraph" style:parent-style-name="Text_20_body">
      <style:text-properties officeooo:rsid="0018bd5e" officeooo:paragraph-rsid="0018bd5e"/>
    </style:style>
    <style:style style:name="P13" style:family="paragraph" style:parent-style-name="Text_20_body">
      <style:paragraph-properties fo:line-height="100%"/>
      <style:text-properties officeooo:rsid="0031ff6e" officeooo:paragraph-rsid="002b4f70"/>
    </style:style>
    <style:style style:name="P14" style:family="paragraph" style:parent-style-name="Text_20_body">
      <style:text-properties officeooo:rsid="0031ff6e" officeooo:paragraph-rsid="002b4f70"/>
    </style:style>
    <style:style style:name="P15" style:family="paragraph" style:parent-style-name="Text_20_body" style:list-style-name="L2">
      <style:paragraph-properties fo:line-height="100%"/>
      <style:text-properties fo:font-weight="normal" officeooo:rsid="0031ff6e" officeooo:paragraph-rsid="002b4f70" style:font-weight-asian="normal" style:font-weight-complex="normal"/>
    </style:style>
    <style:style style:name="P16" style:family="paragraph" style:parent-style-name="Text_20_body" style:list-style-name="L2">
      <style:paragraph-properties fo:line-height="100%"/>
      <style:text-properties fo:font-weight="normal" officeooo:rsid="002da380" officeooo:paragraph-rsid="002da380" fo:background-color="#ffff00" style:font-weight-asian="normal" style:font-weight-complex="normal"/>
    </style:style>
    <style:style style:name="P17" style:family="paragraph" style:parent-style-name="Heading_20_1">
      <style:text-properties officeooo:rsid="0018bd5e" officeooo:paragraph-rsid="0018bd5e"/>
    </style:style>
    <style:style style:name="P18" style:family="paragraph" style:parent-style-name="Heading_20_1">
      <style:paragraph-properties fo:break-before="page"/>
    </style:style>
    <style:style style:name="P19" style:family="paragraph" style:parent-style-name="enum" style:list-style-name="L1"/>
    <style:style style:name="P20" style:family="paragraph" style:parent-style-name="enum" style:list-style-name="L1">
      <style:text-properties officeooo:paragraph-rsid="00223c88"/>
    </style:style>
    <style:style style:name="P21" style:family="paragraph" style:parent-style-name="enum" style:list-style-name="L1">
      <style:text-properties fo:language="fr" fo:country="CA" style:language-asian="zh" style:country-asian="CN" style:language-complex="ar" style:country-complex="SA"/>
    </style:style>
    <style:style style:name="P22" style:family="paragraph" style:parent-style-name="enum" style:list-style-name="L1">
      <style:text-properties fo:language="fr" fo:country="CA" officeooo:rsid="001d067b" officeooo:paragraph-rsid="001d067b" fo:background-color="#ffff00" style:language-asian="zh" style:country-asian="CN" style:language-complex="ar" style:country-complex="SA"/>
    </style:style>
    <style:style style:name="P23" style:family="paragraph" style:parent-style-name="enum" style:list-style-name="L1">
      <style:text-properties fo:language="fr" fo:country="CA" officeooo:rsid="001d067b" officeooo:paragraph-rsid="00224099" fo:background-color="#ffff00" style:language-asian="zh" style:country-asian="CN" style:language-complex="ar" style:country-complex="SA"/>
    </style:style>
    <style:style style:name="P24" style:family="paragraph" style:parent-style-name="enum" style:list-style-name="L1">
      <style:text-properties fo:language="fr" fo:country="CA" officeooo:rsid="001dcc1e" officeooo:paragraph-rsid="001dcc1e" fo:background-color="#ffff00" style:language-asian="zh" style:country-asian="CN" style:language-complex="ar" style:country-complex="SA"/>
    </style:style>
    <style:style style:name="P25" style:family="paragraph" style:parent-style-name="enum" style:list-style-name="L3"/>
    <style:style style:name="T1" style:family="text">
      <style:text-properties fo:language="fr" fo:country="CA" style:language-asian="zh" style:country-asian="CN" style:language-complex="ar" style:country-complex="SA"/>
    </style:style>
    <style:style style:name="T2" style:family="text">
      <style:text-properties fo:language="fr" fo:country="CA" officeooo:rsid="0020b128" fo:background-color="#ffff00" loext:char-shading-value="0" style:language-asian="zh" style:country-asian="CN" style:language-complex="ar" style:country-complex="SA"/>
    </style:style>
    <style:style style:name="T3" style:family="text">
      <style:text-properties fo:language="fr" fo:country="CA" fo:font-style="normal" fo:font-weight="bold" fo:background-color="transparent" loext:char-shading-value="0" style:language-asian="zh" style:country-asian="CN" style:font-style-asian="normal" style:font-weight-asian="bold" style:language-complex="ar" style:country-complex="SA" style:font-style-complex="normal" style:font-weight-complex="bold"/>
    </style:style>
    <style:style style:name="T4" style:family="text">
      <style:text-properties fo:language="fr" fo:country="CA" fo:font-style="normal" fo:font-weight="bold" officeooo:rsid="002ba8b4" fo:background-color="transparent" loext:char-shading-value="0" style:language-asian="zh" style:country-asian="CN" style:font-style-asian="normal" style:font-weight-asian="bold" style:language-complex="ar" style:country-complex="SA" style:font-style-complex="normal" style:font-weight-complex="bold"/>
    </style:style>
    <style:style style:name="T5" style:family="text">
      <style:text-properties fo:language="fr" fo:country="CA" fo:font-style="normal" fo:font-weight="normal"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6" style:family="text">
      <style:text-properties fo:language="fr" fo:country="CA" fo:font-style="normal" fo:font-weight="normal" officeooo:rsid="002ba8b4"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7" style:family="text">
      <style:text-properties fo:language="fr" fo:country="CA" fo:font-style="normal" fo:font-weight="normal" officeooo:rsid="0035252e"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8" style:family="text">
      <style:text-properties fo:language="fr" fo:country="CA" fo:font-style="normal" fo:font-weight="normal" officeooo:rsid="00339740"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9" style:family="text">
      <style:text-properties fo:language="fr" fo:country="CA" fo:font-style="normal" fo:font-weight="normal" officeooo:rsid="00321ea6"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10" style:family="text">
      <style:text-properties fo:language="fr" fo:country="CA" fo:font-style="normal" fo:font-weight="normal" fo:background-color="#ffff99" loext:char-shading-value="0" style:language-asian="zh" style:country-asian="CN" style:font-style-asian="normal" style:font-weight-asian="normal" style:language-complex="ar" style:country-complex="SA"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02947f2" style:font-style-asian="italic" style:font-style-complex="italic"/>
    </style:style>
    <style:style style:name="T13" style:family="text">
      <style:text-properties fo:font-style="italic" officeooo:rsid="003bf1a9"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2947f2" style:font-style-asian="italic" style:font-weight-asian="normal" style:font-style-complex="italic" style:font-weight-complex="normal"/>
    </style:style>
    <style:style style:name="T16" style:family="text">
      <style:text-properties style:font-name="FreeSerif2"/>
    </style:style>
    <style:style style:name="T17" style:family="text">
      <style:text-properties style:text-position="super 58%"/>
    </style:style>
    <style:style style:name="T18" style:family="text">
      <style:text-properties officeooo:rsid="00130fe7"/>
    </style:style>
    <style:style style:name="T19" style:family="text">
      <style:text-properties fo:font-weight="bold" style:font-weight-asian="bold" style:font-weight-complex="bold"/>
    </style:style>
    <style:style style:name="T20" style:family="text">
      <style:text-properties officeooo:rsid="0016cb3c"/>
    </style:style>
    <style:style style:name="T21" style:family="text">
      <style:text-properties officeooo:rsid="001a89b0"/>
    </style:style>
    <style:style style:name="T22" style:family="text">
      <style:text-properties officeooo:rsid="001beb20"/>
    </style:style>
    <style:style style:name="T23" style:family="text">
      <style:text-properties officeooo:rsid="0020b128"/>
    </style:style>
    <style:style style:name="T24" style:family="text">
      <style:text-properties fo:font-variant="normal" fo:text-transform="none" fo:color="#281f18" style:font-name="monospace" fo:letter-spacing="normal" fo:font-style="normal" fo:font-weight="normal"/>
    </style:style>
    <style:style style:name="T25" style:family="text">
      <style:text-properties fo:font-style="normal" style:font-style-asian="normal" style:font-style-complex="normal"/>
    </style:style>
    <style:style style:name="T26" style:family="text">
      <style:text-properties fo:font-style="normal" officeooo:rsid="002947f2" style:font-style-asian="normal" style:font-style-complex="normal"/>
    </style:style>
    <style:style style:name="T27" style:family="text">
      <style:text-properties fo:font-style="normal" officeooo:rsid="0026b966" style:font-style-asian="normal" style:font-style-complex="normal"/>
    </style:style>
    <style:style style:name="T28" style:family="text">
      <style:text-properties fo:font-style="normal" officeooo:rsid="00283d6a" style:font-style-asian="normal" style:font-style-complex="normal"/>
    </style:style>
    <style:style style:name="T29" style:family="text">
      <style:text-properties fo:font-style="normal" officeooo:rsid="003a0def" style:font-style-asian="normal" style:font-style-complex="normal"/>
    </style:style>
    <style:style style:name="T30" style:family="text">
      <style:text-properties fo:font-style="normal" officeooo:rsid="003bf1a9"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947f2" style:font-style-asian="normal" style:font-weight-asian="normal" style:font-style-complex="normal" style:font-weight-complex="normal"/>
    </style:style>
    <style:style style:name="T33" style:family="text">
      <style:text-properties fo:font-style="normal" fo:font-weight="normal" fo:background-color="transparent" loext:char-shading-value="0" style:font-style-asian="normal" style:font-weight-asian="normal" style:font-style-complex="normal" style:font-weight-complex="normal"/>
    </style:style>
    <style:style style:name="T34" style:family="text">
      <style:text-properties fo:font-style="normal" style:text-underline-style="solid" style:text-underline-width="auto" style:text-underline-color="font-color" officeooo:rsid="002947f2" style:font-style-asian="normal" style:font-style-complex="normal"/>
    </style:style>
    <style:style style:name="T35" style:family="text">
      <style:text-properties fo:font-style="normal" style:text-underline-style="none" officeooo:rsid="002947f2" style:font-style-asian="normal" style:font-style-complex="normal"/>
    </style:style>
    <style:style style:name="T36" style:family="text">
      <style:text-properties fo:font-weight="normal" style:font-weight-asian="normal" style:font-weight-complex="normal"/>
    </style:style>
    <style:style style:name="T37" style:family="text">
      <style:text-properties fo:font-weight="normal" officeooo:rsid="002947f2" style:font-weight-asian="normal" style:font-weight-complex="normal"/>
    </style:style>
    <style:style style:name="T38" style:family="text">
      <style:text-properties officeooo:rsid="00366b4b"/>
    </style:style>
    <style:style style:name="T39" style:family="text">
      <style:text-properties officeooo:rsid="002e2612"/>
    </style:style>
    <style:style style:name="T40" style:family="text">
      <style:text-properties officeooo:rsid="0023a1fa"/>
    </style:style>
    <style:style style:name="T41" style:family="text">
      <style:text-properties officeooo:rsid="003a0def"/>
    </style:style>
    <style:style style:name="T42" style:family="text">
      <style:text-properties officeooo:rsid="002afdc2"/>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from-left" style:horizontal-rel="paragraph" draw:fill="none"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22">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9">Trudel, François, 1590399</text:p>
            <text:p text:style-name="P9">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7299in" svg:y="0in" svg:width="2.1957in" draw:z-index="0"><draw:text-box fo:min-height="1.6173in"><text:p text:style-name="Illustration"><draw:frame draw:style-name="fr4" draw:name="images2" text:anchor-type="paragraph" svg:width="2.0866in" svg:height="1.0571in"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4.75in" svg:y="0.1098in" svg:width="2.178in" draw:z-index="2"><draw:text-box fo:min-height="2.511in"><text:p text:style-name="Illustration"><draw:frame draw:style-name="fr5" draw:name="images1" text:anchor-type="paragraph" svg:x="0.0016in" svg:y="0.0008in" svg:width="1.852in" style:rel-width="100%" svg:height="1.852in"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6" draw:name="Objet1" text:anchor-type="as-char" svg:width="1.4957in" svg:height="0.4398in"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11">u </text:span>s'effectue dans la direction dans le plan o<text:span text:style-name="T16">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11">Using MPI, Portable Parallel Programming with the Message-Passing Interface second edition</text:span>.</text:p>
      <text:p text:style-name="Heading_20_1_20_-_20_no_20_caption">Informations techniques</text:p>
      <text:list xml:id="list446639436313284256" text:style-name="L1">
        <text:list-item>
          <text:p text:style-name="P19">Répondez directement dans le questionnaire ODT avec LibreOffice ou OpenOffice.</text:p>
        </text:list-item>
        <text:list-item>
          <text:p text:style-name="P19">La correction se fera directement dans le document électronique.</text:p>
        </text:list-item>
        <text:list-item>
          <text:p text:style-name="P19">Le questionnaire rempli et le code doivent être remis par Moodle dans une archive tar.gz.</text:p>
        </text:list-item>
        <text:list-item>
          <text:p text:style-name="P19">Une seule personne de l'équipe doit effectuer la remise sur Moodle.</text:p>
        </text:list-item>
        <text:list-item>
          <text:p text:style-name="P19">Avant la remise, faites <text:span text:style-name="technical">make clean</text:span> et supprimez les images.</text:p>
        </text:list-item>
        <text:list-item>
          <text:p text:style-name="P19">Pour obtenir les mesures de performance, compilez avec l'optimisation -O2 (valeur par défaut).</text:p>
        </text:list-item>
        <text:list-item>
          <text:p text:style-name="P21">Recommencez une expérience si vous jugez que les données sont anormales.</text:p>
        </text:list-item>
        <text:list-item>
          <text:p text:style-name="P21">Utilisez la grappe de calcul pour obtenir vos résultats.</text:p>
        </text:list-item>
        <text:list-item>
          <text:p text:style-name="P21">10% de la note finale peut être enlevée pour la mauvaise qualité de la langue, soit 1% par faute.</text:p>
        </text:list-item>
        <text:list-item>
          <text:p text:style-name="P19"><text:span text:style-name="T1">La correction s'effectue avec l'option de compilation </text:span><text:span text:style-name="technical"><text:span text:style-name="T1">-Wall</text:span></text:span> (valeur par défaut).</text:p>
        </text:list-item>
        <text:list-item>
          <text:p text:style-name="P21">Le fichier README contient l'information à propos de l'environnement de développement.</text:p>
        </text:list-item>
        <text:list-item>
          <text:p text:style-name="P22">export PATH=/usr/lib64/openmpi/bin/:$PATH</text:p>
          <text:p text:style-name="P23">(à faire à chaque connexion ou à exporter dans le .bashrc, <text:span text:style-name="T23">en plus de library path dans README : ( <text:s/>export LD_LIBRARY_PATH=/usr/lib64/openmpi/lib)</text:span>)</text:p>
        </text:list-item>
        <text:list-item>
          <text:p text:style-name="P20"><text:span text:style-name="T2">pour configurer comme il faut <text:s text:c="2"/>CFLAGS="-I/usr/include/openmpi-x86_64" LDFLAGS="-L/usr/lib64/openmpi/lib -lmpi" </text:span><text:span text:style-name="T24">CC=mpicc</text:span><text:span text:style-name="T2"> ./configure</text:span></text:p>
        </text:list-item>
        <text:list-item>
          <text:p text:style-name="P24">mpirun -np ## exchng –lib lib_type –width 10 –height 10 -v </text:p>
          <text:list>
            <text:list-item>
              <text:p text:style-name="P24">(inspecter les fichiers out)</text:p>
            </text:list-item>
          </text:list>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11">exchng</text:span> implémente 5 mécanismes, dont vous pourrez vous inspirer pour réaliser le laboratoire. En étudiant le code, complétez le tableau d'analyse. Choisissez votre méthode de communication pour la suite et expliquez ce choix.</text:p>
      <text:p text:style-name="Heading_20_2"><text:soft-page-break/>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0">Technique</text:p>
            </table:table-cell>
            <table:table-cell table:style-name="Tableau1.B1" office:value-type="string">
              <text:p text:style-name="P10">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Chaque nœud envoie dabord un morcceau de données (MPI_Send, qui envoie de façon bloquante) et se place ensuite en attente <text:s/>pour recevoir les données (MPI_Recv, qui bloque jusqu'à la réception des données). <text:span text:style-name="T39">Il est important de noter que la fonction MPI_Send bloquera jusqu'à temps que le tampon passé à la fonction soit utilisable, il n'y aura donc pas de traitement qui s'effectuera tant que la fonction est bloquée.</text:span></text:p>
          </table:table-cell>
        </table:table-row>
        <table:table-row>
          <table:table-cell table:style-name="Tableau1.A2" office:value-type="string">
            <text:p text:style-name="P4">ordered</text:p>
          </table:table-cell>
          <table:table-cell table:style-name="Tableau1.B2" office:value-type="string">
            <text:p text:style-name="P5">Similairement à la technique « blocking », cette technique utilise MPI_Send et MPI_Recv qui sont toutes deux des instructions bloquantes. Toutefois, on les utilise de sorte à ce que certains nœuds (les nœuds impairs dans le cas de <text:span text:style-name="T11">exchng</text:span><text:span text:style-name="T25">), </text:span><text:span text:style-name="T27">soit d'abord mis en attente de réception de données </text:span><text:span text:style-name="T28">et ensuite envoie des données avec MPI_Send</text:span><text:span text:style-name="T27">, </text:span><text:span text:style-name="T28">tandis que d'autres (les nœuds pairs) envoie dabord leur données avant d'attendre la réception de données.</text:span></text:p>
          </table:table-cell>
        </table:table-row>
        <table:table-row>
          <table:table-cell table:style-name="Tableau1.A2" office:value-type="string">
            <text:p text:style-name="P4">combined</text:p>
          </table:table-cell>
          <table:table-cell table:style-name="Tableau1.B2" office:value-type="string">
            <text:p text:style-name="P6">Au lieu d'utiliser séquentiellement les appels send et recv, la technique « combined » utilise la fonction MPI_Sendrecv, qui, comme la documentation le mentionne, sert à la fois à envoyer et recevoir des données (de manière bloquante aussi). <text:span text:style-name="T37">Ceci permet de laisser openmpi gérer l'ordre des appels pour ne pas avoir de </text:span><text:span text:style-name="T15">deadlock</text:span><text:span text:style-name="T32">. C'est une opération qui est </text:span><text:span text:style-name="T15">thread-safe</text:span><text:span text:style-name="T32">.</text:span></text:p>
          </table:table-cell>
        </table:table-row>
        <table:table-row>
          <table:table-cell table:style-name="Tableau1.A2" office:value-type="string">
            <text:p text:style-name="P4">buffered</text:p>
          </table:table-cell>
          <table:table-cell table:style-name="Tableau1.B2" office:value-type="string">
            <text:p text:style-name="P8">Cette technique consiste à faire appel aux fonctions MPI_Bsend et MPI_recv (la dernière ayant déjà été abordée dans la technique « blocking »). La fonction MPI_Bsend retourne immédiatement et il nous est possible d'utiliser le tampon ayant servi à l'envoie de données. <text:span text:style-name="T40">Le contenue du tampon est copié avant d'être envoyé dans un </text:span><text:span text:style-name="T12">buffer</text:span><text:span text:style-name="T26">. Ceci permet à l'utilisateur de ne pas avoir à ce soucier de la gestion de la mémoir</text:span><text:span text:style-name="T29">e</text:span><text:span text:style-name="T26"> (</text:span><text:span text:style-name="T34">MPI_Buffer_attach</text:span><text:span text:style-name="T35">).</text:span> <text:span text:style-name="T41">Aussi cela permet d'assurer que l'on peut utiliser les données envoyées à la fonction sans nécessairement attendre le retour de l'envoie. Ceci nécessite toutefois un coût d'allocation mémoire supplémentaire.</text:span></text:p>
          </table:table-cell>
        </table:table-row>
        <table:table-row>
          <table:table-cell table:style-name="Tableau1.A2" office:value-type="string">
            <text:p text:style-name="P4">async</text:p>
          </table:table-cell>
          <table:table-cell table:style-name="Tableau1.B2" office:value-type="string">
            <text:p text:style-name="P7">Cette technique consiste à faire les appels à MPI_Isend et MPI_Irecv qui ne sont pas bloquantes, continuer un certain traitement (en prenant soin de ne pas faire référence aux données passés aux fonctions, car celles-ci ne seront pas affectées étant donné que nous continuons le traitement sans attendre réellement la réception des données par exemple) et par la suite faire appel à MPI_WaitAll où il nous est alors possible de spécifier le nombre d'événements que nous devons attendre <text:span text:style-name="T42">et de récuperer les données dans les tampons respectifs qui seront alors utilisables. Il faut toutefois faire attention de mettre le bon tag aux fonctions non-bloquantes, car cela pourrait engendrer un </text:span><text:span text:style-name="T13">deadlock</text:span><text:span text:style-name="T30"> dans la fonction MPI_WaitAll.</text:span></text:p>
          </table:table-cell>
        </table:table-row>
      </table:table>
      <text:p text:style-name="Heading_20_2"><text:soft-page-break/></text:p>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4">Nous avons basé notre choix sur une évaluation des techniques en termes de performance. <text:span text:style-name="T38">Cela nous permet d'avoir un </text:span>avis objectif <text:span text:style-name="T38">sur </text:span>chacune des techniques <text:span text:style-name="T38">et pour ce faire </text:span>nous avons utilisé l'outil <text:span text:style-name="T19">Perf</text:span><text:span text:style-name="T36"> afin de recueillir des métriques utiles. Entre autres, nous visions principalement ces métriques :</text:span></text:p>
            <text:list xml:id="list5869081057176780140" text:style-name="L2">
              <text:list-item>
                <text:p text:style-name="P15">Temps écoulé</text:p>
              </text:list-item>
              <text:list-item>
                <text:p text:style-name="P15">Nombre de cycles</text:p>
              </text:list-item>
              <text:list-item>
                <text:p text:style-name="P15">Nombre d'instructions</text:p>
              </text:list-item>
              <text:list-item>
                <text:p text:style-name="P15">Nombre de fautes de cache</text:p>
              </text:list-item>
              <text:list-item>
                <text:p text:style-name="P16">MORE??</text:p>
              </text:list-item>
            </text:list>
            <text:p text:style-name="P13"><text:span text:style-name="T36">Afin, de recueillir des données fiables, nous avons répété l'évaluation avec </text:span><text:span text:style-name="T19">Perf</text:span><text:span text:style-name="T36"> 10 fois (avec l'option –</text:span><text:span text:style-name="T14">repeat</text:span><text:span text:style-name="T31">). La commande utilisée est </text:span><text:span text:style-name="T33">« </text:span><text:span text:style-name="T4">perf stat --</text:span><text:span text:style-name="T3">repeat 10</text:span><text:span text:style-name="T4"> mpirun -np 2 ./src/exchng --lib blocking --width 10 --height 10 -v</text:span><text:span text:style-name="T6"> » </text:span><text:span text:style-name="T7">(avec l'option -echache-misses pour le nombre de fautes de cache)</text:span><text:span text:style-name="T6">. </text:span><text:span text:style-name="T5">Finalement, notre choix s'est arrêté sur </text:span><text:span text:style-name="T8">la technique « </text:span><text:span text:style-name="T10">combined</text:span><text:span text:style-name="T5"> » </text:span><text:span text:style-name="T9">étant donné que c'est cette technique qui, en général, nous donne les meilleurs résultats.</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8"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18">s</text:span> répertoire<text:span text:style-name="T18">s</text:span> « image » et « tests ». Il est possible de spécifier les dimensions de la décomposition 2D (cas général). L'image sera décomposée en <text:span text:style-name="T11">dimx</text:span> colonnes par <text:span text:style-name="T11">dimy</text:span> rangée. <text:span text:style-name="T19">Il doit y avoir exactement le même nombre de processus que de cases de la décomposition 2D</text:span>. Par exemple, pour <text:span text:style-name="T11">dimx</text:span>=4 et <text:span text:style-name="T11">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991139673817590141" text:style-name="L3">
        <text:list-item>
          <text:p text:style-name="P25">MPI_Recv() et MPI_Send() ou d'autres variantes selon votre choix à la section 1</text:p>
        </text:list-item>
        <text:list-item>
          <text:p text:style-name="P25">MPI_Type_vector() et MPI_Type_commit() pour l'échange des colonnes</text:p>
        </text:list-item>
        <text:list-item>
          <text:p text:style-name="P25">MPI_Cart_create() pour la création d'un domaine cartésien 2D</text:p>
        </text:list-item>
        <text:list-item>
          <text:p text:style-name="P25">MPI_Cart_shift() pour déterminer les voisins</text:p>
        </text:list-item>
        <text:list-item>
          <text:p text:style-name="P25">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4.5634in" draw:z-index="5"><draw:text-box fo:min-height="4.2016in"><text:p text:style-name="P11"><draw:frame draw:style-name="fr7" draw:name="Objet2" text:anchor-type="paragraph" svg:x="0.0016in" svg:y="0in" svg:width="4.5634in" style:rel-width="100%" svg:height="4.2016in"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17">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20">surcoût</text:span> associé au lancement du calcul parallèle (une itération).</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7" text:outline-level="1">Bonus (4 points)</text:h>
      <text:p text:style-name="P12">A la <text:span text:style-name="T21">lumière</text:span> des <text:span text:style-name="T21">différents</text:span> laboratoires, <text:span text:style-name="T21">décrivez</text:span> <text:span text:style-name="T21">brièvement</text:span> les principales différences entre les technologies <text:span text:style-name="T21">manipulées.</text:span> Indiquez un cas d'utilisation pertinent pour chaque librairie.</text:p>
      <text:h text:style-name="P1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1in"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RRECTION" style:family="paragraph" style:parent-style-name="Text_20_body" style:master-page-name="">
      <style:graphic-properties draw:fill="solid" draw:fill-color="#ff420e"/>
      <style:paragraph-properties style:page-number="auto" fo:background-color="#ff420e">
        <style:tab-stops/>
        <style:drop-cap/>
        <style:background-image/>
      </style:paragraph-properties>
      <style:text-properties fo:color="#000000" fo:font-weight="bold"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8</text:page-number>/<text:page-count>8</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5H36M34S</meta:editing-duration>
    <meta:editing-cycles>31</meta:editing-cycles>
    <meta:generator>LibreOffice/4.4.2.2$Linux_X86_64 LibreOffice_project/40m0$Build-2</meta:generator>
    <dc:date>2015-11-22T15:42:31.461417702</dc:date>
    <meta:document-statistic meta:table-count="6" meta:image-count="2" meta:object-count="2" meta:page-count="8" meta:paragraph-count="109" meta:word-count="1806" meta:character-count="11324" meta:non-whitespace-character-count="9646"/>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